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Old Standard TT" svg:font-family="'Old Standard TT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Old Standard TT"/>
    </style:style>
    <style:style style:name="P2" style:family="paragraph" style:parent-style-name="Standard">
      <style:paragraph-properties fo:text-align="center" style:justify-single-word="false"/>
      <style:text-properties style:font-name="Old Standard TT"/>
    </style:style>
    <style:style style:name="P3" style:family="paragraph" style:parent-style-name="Standard">
      <style:text-properties style:font-name="Old Standard TT" fo:font-weight="bold" style:font-weight-asian="bold" style:font-weight-complex="bold"/>
    </style:style>
    <style:style style:name="P4" style:family="paragraph" style:parent-style-name="Standard">
      <style:text-properties style:font-name="Old Standard TT" fo:font-weight="bold" officeooo:rsid="0013b4c4" officeooo:paragraph-rsid="0013b4c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Old Standard TT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Old Standard TT" officeooo:rsid="0013b4c4" officeooo:paragraph-rsid="0013b4c4"/>
    </style:style>
    <style:style style:name="P7" style:family="paragraph" style:parent-style-name="Standard">
      <style:text-properties style:font-name="Old Standard TT" officeooo:paragraph-rsid="0013b4c4"/>
    </style:style>
    <style:style style:name="P8" style:family="paragraph" style:parent-style-name="Standard">
      <style:text-properties style:font-name="Old Standard TT" fo:font-style="italic" style:font-style-asian="italic" style:font-style-complex="italic"/>
    </style:style>
    <style:style style:name="P9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Old Standard TT"/>
    </style:style>
    <style:style style:name="P10" style:family="paragraph" style:parent-style-name="Standard">
      <style:text-properties style:font-name="Old Standard TT" officeooo:rsid="000ed2ab" officeooo:paragraph-rsid="0013b4c4"/>
    </style:style>
    <style:style style:name="T1" style:family="text">
      <style:text-properties officeooo:rsid="000d67ae"/>
    </style:style>
    <style:style style:name="T2" style:family="text">
      <style:text-properties officeooo:rsid="000ed2ab"/>
    </style:style>
    <style:style style:name="T3" style:family="text">
      <style:text-properties officeooo:rsid="00115e94"/>
    </style:style>
    <style:style style:name="T4" style:family="text">
      <style:text-properties officeooo:rsid="0012af83"/>
    </style:style>
    <style:style style:name="T5" style:family="text">
      <style:text-properties officeooo:rsid="0013b4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gramowanie zespołowe – <text:span text:style-name="T5">dokumentacja projektu</text:span></text:p>
      <text:p text:style-name="P1"/>
      <text:p text:style-name="P2">Katarzyna Bigaj</text:p>
      <text:p text:style-name="P2">Piotr Szestalo</text:p>
      <text:p text:style-name="P2">Barbara Grobler</text:p>
      <text:p text:style-name="P2">Mateusz Kornecki</text:p>
      <text:p text:style-name="P2">Przemysław Mrozowski</text:p>
      <text:p text:style-name="P2">Jakub Brąz</text:p>
      <text:p text:style-name="P2">Hanna Tułowiecka</text:p>
      <text:p text:style-name="P2">Damian Nowakowski</text:p>
      <text:p text:style-name="P9"/>
      <text:p text:style-name="P1"/>
      <text:p text:style-name="P4">Krótki opis projektu:</text:p>
      <text:p text:style-name="P7">Grupa za cel obrała sobie stworzenie strony internetowej z informacjami dotyczącymi sprzętów posiadanych przez Uniwersytet Jagielloński. Każdy sprzęt przyporządkowany jest do labo<text:span text:style-name="T2">r</text:span>atorium i <text:s/>zawiera dane takie jak data zakupu i uruchomienia, kwota za którą aparatura została zakupiona, opis, nazwa projektu w ramach którego został zakupiony<text:span text:style-name="T1">sprzęt</text:span>, kontakt do osób <text:span text:style-name="T2">odpowiedzialnych za sprzęt oraz tagi. Dodatkowo laboratorium może być związane z zakładem i zespołem. </text:span></text:p>
      <text:p text:style-name="P10">Dane można wyszukiwać dzięki dedykowanej wyszukiwarce lub przeglądać je w postaci listy zgrupowanych urządzeń według labolatoriów do jakich należą. </text:p>
      <text:p text:style-name="P6">Dane może dodawać tylko osoba posiadające założone konto na stronie. Gdy osoba która została dodana do listy nie ma swojego konta to jest ono tworzone automatycznie, a informacja o danych logowania wysyłana jest na adres e-mail podany w danych kontaktowych do tejże osoby.</text:p>
      <text:p text:style-name="P1"/>
      <text:p text:style-name="P1"/>
      <text:p text:style-name="P3">Wymagania techniczne <text:span text:style-name="T3">do postawienia strony na serwerze:</text:span></text:p>
      <text:p text:style-name="P1">PHP 5.5 lub więcej, z PDO</text:p>
      <text:p text:style-name="P1">Apache (rekomendowana wersja: 2.4 lub nowsza)</text:p>
      <text:p text:style-name="P1"/>
      <text:p text:style-name="P1"/>
      <text:p text:style-name="P3">Lista osób z opisem pracy włożonej w wykonanie projektu:</text:p>
      <text:p text:style-name="P1"/>
      <text:p text:style-name="P8">Katarzyna Bigaj</text:p>
      <text:p text:style-name="P1">Aktywny kontakt z klientem, spis wymagań projektowych, projekt i wykonanie diagramu bazy danych, utworzenie i administracja repozytorium oraz tablicy kanban, kontrolowanie zadań na tablicy kanban, regularne tworzenie wykresów (Cumulative Flow Diagrams i control charts), <text:span text:style-name="T4">aktywny udział w dyskusjach dotyczących projektu.</text:span></text:p>
      <text:p text:style-name="P1"/>
      <text:p text:style-name="P8"><text:soft-page-break/>Piotr Szestalo</text:p>
      <text:p text:style-name="P1"><text:span text:style-name="T3">Panel administracyjny, wprowadzanie poprawek do automatycznego tworzenia użytkowników, s</text:span>tworzenie strony do logowania z odpowiednimi skryptami oraz tabelą w bazie danych, <text:span text:style-name="T4">aktywny udział w dyskusjach dotyczących projektu.</text:span></text:p>
      <text:p text:style-name="P1"/>
      <text:p text:style-name="P8">Barbara Grobler</text:p>
      <text:p text:style-name="P1">-</text:p>
      <text:p text:style-name="P1"/>
      <text:p text:style-name="P8">Mateusz Kornecki</text:p>
      <text:p text:style-name="P1">Stworzenie bazy danych w SQL, formularz do umieszczania danych w bazie danych (PHP), walidacja danych w Javascripcie, <text:span text:style-name="T3"><text:s/>wprowadzanie poprawek </text:span>do<text:span text:style-name="T3"> automatycznego tworzenia użytkowników, </text:span>techniczna i merytoryczna pomoc innym członkom zespołu, aktywny udział w dyskusjach dotyczących projektu.</text:p>
      <text:p text:style-name="P1"/>
      <text:p text:style-name="P8">Przemysław Mrozowski</text:p>
      <text:p text:style-name="P1">Dostosowanie wyglądu strony do wyglądu stron UJ.</text:p>
      <text:p text:style-name="P1"/>
      <text:p text:style-name="P8">Jakub Brąz</text:p>
      <text:p text:style-name="P1">Walidacja danych w PHP, automatyczne tworzenie kont użytkowników.</text:p>
      <text:p text:style-name="P1"/>
      <text:p text:style-name="P8">Hanna Tułowiecka</text:p>
      <text:p text:style-name="P1">Projekt wyglądu strony oraz jego implementacja.</text:p>
      <text:p text:style-name="P1"/>
      <text:p text:style-name="P8">Damian Nowakowski</text:p>
      <text:p text:style-name="P1">Zebranie danych ze strony ATOMINU, stworzenie kwerendy SQL INSERT, wyszukiwarka, udział w dyskusjach dotyczących projekt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Old Standard TT" svg:font-family="'Old Standard TT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07:40:42.315000000</meta:creation-date>
    <dc:date>2015-07-04T10:53:18.196000000</dc:date>
    <meta:editing-duration>PT24M41S</meta:editing-duration>
    <meta:editing-cycles>3</meta:editing-cycles>
    <meta:generator>LibreOffice/4.4.0.3$Windows_x86 LibreOffice_project/de093506bcdc5fafd9023ee680b8c60e3e0645d7</meta:generator>
    <meta:document-statistic meta:table-count="0" meta:image-count="0" meta:object-count="0" meta:page-count="2" meta:paragraph-count="33" meta:word-count="330" meta:character-count="2492" meta:non-whitespace-character-count="2190"/>
  </office:meta>
</office:document-meta>
</file>